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ff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be Goovaerts</meta:initial-creator>
    <meta:creation-date>2018-12-02T18:53:22.432704625</meta:creation-date>
    <dc:date>2018-12-06T23:19:18.642198459</dc:date>
    <dc:creator>Robbe Goovaerts</dc:creator>
    <meta:editing-duration>PT23H24M9S</meta:editing-duration>
    <meta:editing-cycles>3</meta:editing-cycles>
    <meta:generator>LibreOffice/6.0.6.2$Linux_X86_64 LibreOffice_project/00m0$Build-2</meta:generator>
    <meta:document-statistic meta:object-count="23"/>
  </office:meta>
</office:document-meta>
</file>